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</text:p>
      <text:p text:style-name="Standard">.button {</text:p>
      <text:p text:style-name="Standard"><text:s text:c="2"/>background-color: #4CAF50; /* Green */</text:p>
      <text:p text:style-name="Standard"><text:s text:c="2"/>border: none;</text:p>
      <text:p text:style-name="Standard"><text:s text:c="2"/>color: white;</text:p>
      <text:p text:style-name="Standard"><text:s text:c="2"/>padding: 15px 32px;</text:p>
      <text:p text:style-name="Standard"><text:s text:c="2"/>text-align: center;</text:p>
      <text:p text:style-name="Standard"><text:s text:c="2"/>text-decoration: none;</text:p>
      <text:p text:style-name="Standard"><text:s text:c="2"/>display: inline-block;</text:p>
      <text:p text:style-name="Standard"><text:s text:c="2"/>font-size: 16px;</text:p>
      <text:p text:style-name="Standard"><text:s text:c="2"/>margin: 4px 2px;</text:p>
      <text:p text:style-name="Standard"><text:s text:c="2"/>cursor: pointer;</text:p>
      <text:p text:style-name="Standard">}</text:p>
      <text:p text:style-name="Standard"/>
      <text:p text:style-name="Standard">.button1 {</text:p>
      <text:p text:style-name="Standard"><text:s text:c="2"/>background-color: white; </text:p>
      <text:p text:style-name="Standard"><text:s text:c="2"/>color: black; </text:p>
      <text:p text:style-name="Standard"><text:s text:c="2"/>border: 2px solid #4CAF50;</text:p>
      <text:p text:style-name="Standard">}</text:p>
      <text:p text:style-name="Standard"/>
      <text:p text:style-name="Standard">.button2 {</text:p>
      <text:p text:style-name="Standard"><text:s text:c="2"/>background-color: white; </text:p>
      <text:p text:style-name="Standard"><text:s text:c="2"/>color: black; </text:p>
      <text:p text:style-name="Standard"><text:s text:c="2"/>border: 2px solid #008CBA;</text:p>
      <text:p text:style-name="Standard">}</text:p>
      <text:p text:style-name="Standard"/>
      <text:p text:style-name="Standard">.button3 {</text:p>
      <text:p text:style-name="Standard"><text:s text:c="2"/>background-color: white; </text:p>
      <text:p text:style-name="Standard"><text:s text:c="2"/>color: black; </text:p>
      <text:p text:style-name="Standard"><text:s text:c="2"/>border: 2px solid #f44336;</text:p>
      <text:p text:style-name="Standard">}</text:p>
      <text:p text:style-name="Standard"/>
      <text:p text:style-name="Standard">.button4 {</text:p>
      <text:p text:style-name="Standard"><text:s text:c="2"/>background-color: white;</text:p>
      <text:p text:style-name="Standard"><text:s text:c="2"/>color: black;</text:p>
      <text:p text:style-name="Standard"><text:s text:c="2"/>border: 2px solid #e7e7e7;</text:p>
      <text:p text:style-name="Standard">}</text:p>
      <text:p text:style-name="Standard"/>
      <text:p text:style-name="Standard">.button5 {</text:p>
      <text:p text:style-name="Standard"><text:s text:c="2"/>background-color: white;</text:p>
      <text:p text:style-name="Standard"><text:s text:c="2"/>color: black;</text:p>
      <text:p text:style-name="Standard"><text:s text:c="2"/>border: 2px solid #555555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2&gt;Colored Button Borders&lt;/h2&gt;</text:p>
      <text:p text:style-name="Standard">&lt;p&gt;Use the border property to add a border to the button:&lt;/p&gt;</text:p>
      <text:p text:style-name="Standard"><text:soft-page-break/></text:p>
      <text:p text:style-name="Standard">&lt;button class="button button1"&gt;Green&lt;/button&gt;</text:p>
      <text:p text:style-name="Standard">&lt;button class="button button2"&gt;Blue&lt;/button&gt;</text:p>
      <text:p text:style-name="Standard">&lt;button class="button button3"&gt;Red&lt;/button&gt;</text:p>
      <text:p text:style-name="Standard">&lt;button class="button button4"&gt;Gray&lt;/button&gt;</text:p>
      <text:p text:style-name="Standard">&lt;button class="button button5"&gt;Black&lt;/button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9:21:54.465997072</meta:creation-date>
    <dc:date>2019-02-24T19:22:11.983287616</dc:date>
    <meta:editing-duration>PT17S</meta:editing-duration>
    <meta:editing-cycles>1</meta:editing-cycles>
    <meta:document-statistic meta:table-count="0" meta:image-count="0" meta:object-count="0" meta:page-count="2" meta:paragraph-count="53" meta:word-count="122" meta:character-count="1012" meta:non-whitespace-character-count="887"/>
    <meta:generator>LibreOffice/6.0.7.3$Linux_X86_64 LibreOffice_project/00m0$Build-3</meta:generator>
  </office:meta>
</office:document-meta>
</file>